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T1" style:family="text">
      <style:text-properties fo:font-variant="normal" fo:text-transform="none" fo:color="#1f1f1f" loext:opacity="100%" style:font-name="OpenSans" fo:font-size="8.39999961853027pt" fo:letter-spacing="normal" fo:font-style="normal" fo:font-weight="normal"/>
    </style:style>
    <style:style style:name="T2" style:family="text">
      <style:text-properties officeooo:rsid="000f259f"/>
    </style:style>
    <style:style style:name="T3" style:family="text">
      <style:text-properties officeooo:rsid="00109e9b"/>
    </style:style>
    <style:style style:name="T4" style:family="text">
      <style:text-properties officeooo:rsid="0011bc61"/>
    </style:style>
    <style:style style:name="T5" style:family="text">
      <style:text-properties officeooo:rsid="0011cd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text:tab/><text:span text:style-name="T2">Embarking on a career in software development means </text:span><text:span text:style-name="T3">not only reverse engineering code made by others but having one’s own code reviewed by peers and potential employers. <text:s/>Open Source Software removes the friction inherent in proprietary software, allowing all from beginning students to advanced professionals access to project code ensuring students and beginners understand the foundation they are building on and allowing seasoned veterans the ability to discover talented individuals to hire. <text:s/></text:span><text:span text:style-name="T4">Beyond learning and employment, newly minted OSS developers become a member of a global community and often take advantage of that communities large numbers to find errors and security issues in code quickly. <text:s/>In fact, even before problems occur, the community can be asked for advice to ensure projects are designed well from the beginning.</text:span></text:p>
      <text:p text:style-name="Standard"><text:tab/><text:span text:style-name="T4">Selling OSS projects benefits from many of the above mentioned reasons. <text:s/>The transparency of OSS means customers can see and therefore trust the software being created for them. <text:s/>The global community means customers can have greater assurance that they are purchasing a product that is secure, long-lived and </text:span><text:span text:style-name="T5">has reduced bugs. <text:s/>Further, bugs that are found, can be handled quickly. <text:s/>Finally, customers know that they are not locked into a particular vendor if they desire to mix and match different software for different purposes allowing for the best software for each individual process.</text:span></text:p>
      <text:p text:style-name="Standard"><text:tab/><text:span text:style-name="T5">The reduced expense of OSS is often cited as the primary reason for its adoption by individuals and companies but, as you can see, there are many other solid reasons to select OSS for your home and business.</text:span></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T1" style:family="text">
      <style:text-properties fo:font-variant="normal" fo:text-transform="none" fo:color="#1f1f1f" loext:opacity="100%" style:font-name="OpenSans" fo:font-size="8.39999961853027pt" fo:letter-spacing="normal" fo:font-style="normal" fo:font-weight="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MP1" text:outline-level="1"><text:span text:style-name="MT1">How OSS methods can improve and accelerate a product's success</text:span></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2T14:02:55.123521974</meta:creation-date>
    <meta:generator>LibreOffice/7.0.5.2$Linux_X86_64 LibreOffice_project/00$Build-2</meta:generator>
    <dc:date>2021-05-02T15:53:43.407714066</dc:date>
    <meta:editing-duration>PT18M26S</meta:editing-duration>
    <meta:editing-cycles>4</meta:editing-cycles>
    <meta:document-statistic meta:table-count="0" meta:image-count="0" meta:object-count="0" meta:page-count="1" meta:paragraph-count="5" meta:word-count="268" meta:character-count="1702" meta:non-whitespace-character-count="1427"/>
  </office:meta>
</office:document-meta>
</file>